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1.7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color="#dddddd"/>
    </style:style>
    <style:style style:name="ce3" style:family="table-cell" style:parent-style-name="Default" style:data-style-name="N0"/>
    <style:style style:name="ce6" style:family="table-cell" style:parent-style-name="Default" style:data-style-name="N0">
      <style:table-cell-properties fo:background-color="#c5e0b4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ddebf7" style:text-align-source="fix" style:repeat-content="false" fo:wrap-option="wrap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#dae3f3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4" style:family="table-cell" style:parent-style-name="Is0" style:data-style-name="N0">
      <style:table-cell-properties fo:background-color="#b4c7dc" style:cell-protect="protected" style:print-content="true" style:text-align-source="fix" style:repeat-content="false" fo:border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15" style:family="table-cell" style:parent-style-name="Default" style:data-style-name="N0">
      <style:table-cell-properties fo:border-bottom="none" fo:background-color="#b4c7e7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23" style:family="table-cell" style:parent-style-name="Default" style:data-style-name="N0">
      <style:table-cell-properties fo:border-bottom="none" fo:background-color="#dae3f3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24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map style:condition="cell-content()=0" style:apply-style-name="cf2" style:base-cell-address="Sheet1.B2"/>
      <style:map style:condition="cell-content()=1" style:apply-style-name="cf3" style:base-cell-address="Sheet1.B2"/>
      <style:map style:condition="cell-content()=&quot;x&quot;" style:apply-style-name="cf1" style:base-cell-address="Sheet1.B2"/>
    </style:style>
    <style:style style:name="ce7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07" table:default-cell-style-name="ce3"/>
        <table:table-column table:style-name="co5" table:number-columns-repeated="5" table:default-cell-style-name="ce3"/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Int</text:p>
          </table:table-cell>
          <table:table-cell table:style-name="ce15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6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 table:style-name="ce6" office:value-type="string" calcext:value-type="string">
            <text:p>Output</text:p>
          </table:table-cell>
          <table:table-cell/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(Interrupt)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string" calcext:value-type="string">
            <text:p>x</text:p>
          </table:table-cell>
          <table:table-cell table:style-name="ce5" office:value-type="string" calcext:value-type="string">
            <text:p>0x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JMP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string" calcext:value-type="string">
            <text:p>x</text:p>
          </table:table-cell>
          <table:table-cell table:style-name="ce8" office:value-type="string" calcext:value-type="string">
            <text:p>0x0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AL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string" calcext:value-type="string">
            <text:p>x</text:p>
          </table:table-cell>
          <table:table-cell table:style-name="ce10" office:value-type="string" calcext:value-type="string">
            <text:p>0x0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IF[S/R]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x</text:p>
          </table:table-cell>
          <table:table-cell table:style-name="ce8" office:value-type="string" calcext:value-type="string">
            <text:p>0x0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F[S/R]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0x0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(Reserved = NOP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(Reserved = NOP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RTR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TRNI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OP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USH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GROW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9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HRINK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TL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0b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TS[A/B]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0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POPM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0d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USHM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0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(Reserved = NOP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ADDLB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0x0f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DD(LA)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1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UB(L)(C)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[AND/OR/XOR](L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8" office:value-type="string" calcext:value-type="string">
            <text:p>0x1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HFT[R/L](L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NOTA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OMPB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V[A/B]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8" office:value-type="string" calcext:value-type="string">
            <text:p>0x1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D[A/B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0" office:value-type="string" calcext:value-type="string">
            <text:p>0x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SVD[P/R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0x1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DD[P/R]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0x1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(Reserved = NOP)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IT[A/B]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PY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b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SWP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HALT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0x1d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NOP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J2 Sheet1.B5:Sheet1.B38 Sheet1.C5:Sheet1.J38 Sheet1.B4:Sheet1.J4">
            <calcext:condition calcext:apply-style-name="cf2" calcext:value="=0" calcext:base-cell-address="Sheet1.B2"/>
            <calcext:condition calcext:apply-style-name="cf3" calcext:value="=1" calcext:base-cell-address="Sheet1.B2"/>
            <calcext:condition calcext:apply-style-name="cf1" calcext:value="=&quot;x&quot;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5:Sheet1.AMJ3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61" style:display-name="ConditionalStyle_61" style:family="table-cell" style:parent-style-name="Default" style:data-style-name="N0">
      <style:table-cell-properties fo:background-color="#bfbfbf" style:vertical-align="automat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69696" style:vertical-align="automatic"/>
    </style:style>
    <style:style style:name="Is0" style:family="table-cell" style:parent-style-name="Default" style:data-style-name="N0">
      <style:table-cell-properties fo:background-color="#b4c7dc" style:vertical-align="automatic"/>
    </style:style>
    <style:style style:name="Is1" style:family="table-cell" style:parent-style-name="Default" style:data-style-name="N0">
      <style:table-cell-properties fo:background-color="#b0d6ff" style:vertical-align="automatic"/>
    </style:style>
    <style:style style:name="IsX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dddddd"/>
      <style:text-properties fo:color="#000000"/>
    </style:style>
    <style:style style:name="cf2" style:family="table-cell" style:parent-style-name="Default">
      <style:table-cell-properties fo:background-color="#b4c7dc"/>
      <style:text-properties fo:color="#000000"/>
    </style:style>
    <style:style style:name="cf3" style:family="table-cell" style:parent-style-name="Default">
      <style:table-cell-properties fo:background-color="#b0d6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0:50:09Z</meta:creation-date>
    <dc:date>2021-05-02T16:20:56.987000000</dc:date>
    <meta:editing-cycles>8</meta:editing-cycles>
    <meta:editing-duration>PT35M12S</meta:editing-duration>
    <meta:document-statistic meta:table-count="1" meta:cell-count="400" meta:object-count="0"/>
  </office:meta>
</office:document-meta>
</file>